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GB"/>
    </style:style>
    <style:style style:name="P3" style:family="paragraph" style:parent-style-name="Text_20_body">
      <style:paragraph-properties fo:text-align="justify" style:justify-single-word="false"/>
      <style:text-properties fo:language="en" fo:country="GB" fo:font-style="normal" style:font-style-asian="normal" style:font-style-complex="normal"/>
    </style:style>
    <style:style style:name="P4" style:family="paragraph" style:parent-style-name="Text_20_body">
      <style:paragraph-properties fo:margin-left="1.251cm" fo:margin-right="0cm" fo:text-align="justify" style:justify-single-word="false" fo:text-indent="0cm" style:auto-text-indent="false"/>
      <style:text-properties fo:language="en" fo:country="GB" fo:font-style="normal" style:font-style-asian="normal" style:font-style-complex="normal"/>
    </style:style>
    <style:style style:name="P5" style:family="paragraph" style:parent-style-name="Text_20_body">
      <style:paragraph-properties fo:margin-left="1.244cm" fo:margin-right="0cm" fo:text-align="justify" style:justify-single-word="false" fo:text-indent="0cm" style:auto-text-indent="false"/>
      <style:text-properties fo:language="en" fo:country="GB" fo:font-style="normal" style:font-style-asian="normal" style:font-style-complex="normal"/>
    </style:style>
    <style:style style:name="P6" style:family="paragraph" style:parent-style-name="Text_20_body">
      <style:paragraph-properties fo:margin-left="2.552cm" fo:margin-right="0cm" fo:text-align="justify" style:justify-single-word="false" fo:text-indent="0cm" style:auto-text-indent="false"/>
      <style:text-properties fo:language="en" fo:country="GB" fo:font-style="normal" style:font-style-asian="normal" style:font-style-complex="normal"/>
    </style:style>
    <style:style style:name="P7" style:family="paragraph" style:parent-style-name="Text_20_body">
      <style:paragraph-properties fo:margin-left="2.574cm" fo:margin-right="0cm" fo:text-align="justify" style:justify-single-word="false" fo:text-indent="0cm" style:auto-text-indent="false"/>
      <style:text-properties fo:language="en" fo:country="GB" fo:font-style="normal" style:font-style-asian="normal" style:font-style-complex="normal"/>
    </style:style>
    <style:style style:name="P8" style:family="paragraph" style:parent-style-name="Text_20_body">
      <style:paragraph-properties fo:margin-left="2.478cm" fo:margin-right="0cm" fo:text-align="justify" style:justify-single-word="false" fo:text-indent="0cm" style:auto-text-indent="false"/>
      <style:text-properties fo:language="en" fo:country="GB" fo:font-style="normal" style:font-style-asian="normal" style:font-style-complex="normal"/>
    </style:style>
    <style:style style:name="P9" style:family="paragraph" style:parent-style-name="Text_20_body">
      <style:paragraph-properties fo:margin-left="1.972cm" fo:margin-right="0cm" fo:text-align="justify" style:justify-single-word="false" fo:text-indent="0cm" style:auto-text-indent="false"/>
      <style:text-properties fo:language="en" fo:country="GB" fo:font-style="normal" style:font-style-asian="normal" style:font-style-complex="normal"/>
    </style:style>
    <style:style style:name="P10" style:family="paragraph" style:parent-style-name="Text_20_body">
      <style:paragraph-properties fo:margin-left="2.598cm" fo:margin-right="0cm" fo:text-align="justify" style:justify-single-word="false" fo:text-indent="0cm" style:auto-text-indent="false"/>
      <style:text-properties fo:language="en" fo:country="GB" fo:font-style="normal" style:font-style-asian="normal" style:font-style-complex="normal"/>
    </style:style>
    <style:style style:name="P11" style:family="paragraph" style:parent-style-name="Text_20_body">
      <style:paragraph-properties fo:margin-left="2.598cm" fo:margin-right="0cm" fo:text-align="justify" style:justify-single-word="false" fo:text-indent="0cm" style:auto-text-indent="false"/>
    </style:style>
    <style:style style:name="P12" style:family="paragraph" style:parent-style-name="Heading_20_2">
      <style:text-properties fo:language="en" fo:country="GB"/>
    </style:style>
    <style:style style:name="P13" style:family="paragraph" style:parent-style-name="Heading_20_1">
      <style:paragraph-properties fo:text-align="justify" style:justify-single-word="false"/>
      <style:text-properties fo:language="en" fo:country="GB"/>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1">
      <style:paragraph-properties fo:text-align="justify" style:justify-single-word="false"/>
      <style:text-properties fo:language="en" fo:country="GB" fo:font-style="normal" style:font-style-asian="normal" style:font-style-complex="normal"/>
    </style:style>
    <style:style style:name="P16" style:family="paragraph" style:parent-style-name="Text_20_body" style:list-style-name="L2">
      <style:paragraph-properties fo:text-align="justify" style:justify-single-word="false"/>
      <style:text-properties fo:language="en" fo:country="GB" fo:font-style="normal" style:font-style-asian="normal" style:font-style-complex="normal"/>
    </style:style>
    <style:style style:name="P17" style:family="paragraph" style:parent-style-name="Text_20_body" style:list-style-name="L3">
      <style:paragraph-properties fo:text-align="justify" style:justify-single-word="false"/>
      <style:text-properties fo:language="en" fo:country="GB"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67cm" fo:text-indent="-0.635cm" fo:margin-left="8.2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02cm" fo:text-indent="-0.635cm" fo:margin-left="8.9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37cm" fo:text-indent="-0.635cm" fo:margin-left="9.5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eneral documentation</text:h>
      <text:h text:style-name="P12" text:outline-level="2">Project name</text:h>
      <text:p text:style-name="P2">ZEND IFC CONTROLLER ACTION CONFIGURATION</text:p>
      <text:h text:style-name="P12" text:outline-level="2">Summary</text:h>
      <text:p text:style-name="P1"><text:span text:style-name="T2">Resources </text:span><text:a xlink:type="simple" xlink:href="http://framework.zend.com/manual/en/zend.application.theory-of-operation.html#zend.application.theory-of-operation"><text:span text:style-name="T3">Zend_Application_Resource</text:span></text:a><text:span text:style-name="T4">, system parametrization for </text:span><text:a xlink:type="simple" xlink:href="http://framework.zend.com/manual/en/zend.controller.action.html"><text:span text:style-name="T3">Zend_Controller_Action</text:span></text:a><text:span text:style-name="T4"> <text:s/>using configuration files and modules for </text:span><text:a xlink:type="simple" xlink:href="http://framework.zend.com/"><text:span text:style-name="T2">Zend Framework</text:span></text:a><text:span text:style-name="T4"> (release 1.11).</text:span></text:p>
      <text:h text:style-name="P12" text:outline-level="2">Description</text:h>
      <text:p text:style-name="P3">This project includes three different parts around <text:s/><text:a xlink:type="simple" xlink:href="http://framework.zend.com/">Zend Framework</text:a>, that they are the next:</text:p>
      <text:list xml:id="list16193524001" text:style-name="L1">
        <text:list-item>
          <text:p text:style-name="P14"><text:a xlink:type="simple" xlink:href="http://framework.zend.com/manual/en/zend.application.theory-of-operation.html#zend.application.theory-of-operation"><text:span text:style-name="T3">Zend_Application_Resource</text:span></text:a><text:span text:style-name="T4">.</text:span></text:p>
        </text:list-item>
      </text:list>
      <text:p text:style-name="P4">The project has some inherit classes of the <text:a xlink:type="simple" xlink:href="http://framework.zend.com/manual/en/zend.application.core-functionality.html#zend.application.core-functionality.resource-resourceabstract"><text:span text:style-name="T1">Zend_Application_Resource_ResourceAbstract</text:span></text:a> <text:s/>abstract class provided by the <text:span text:style-name="T1">Zend framework</text:span> and which are used to parametrize it using configuration files (.ini, .xml and so on) which are loaded in the application bootstrap (more information about this concept in the ZF documentation: <text:a xlink:type="simple" xlink:href="http://framework.zend.com/manual/en/zend.application.theory-of-operation.html">http://framework.zend.com/manual/en/zend.application.theory-of-operation.html</text:a>).</text:p>
      <text:p text:style-name="P4">Theses classes provide the configuration of some ZF features that in the release 1.11 (This release was the release available when I started this development) does not supplied directly by the same framework.</text:p>
      <text:list xml:id="list1499006814" text:continue-numbering="true" text:style-name="L1">
        <text:list-item>
          <text:p text:style-name="P15">Parametrization system of <text:a xlink:type="simple" xlink:href="http://framework.zend.com/manual/en/zend.controller.action.html"><text:span text:style-name="T1">Zend_Controller_Action</text:span></text:a>.</text:p>
        </text:list-item>
      </text:list>
      <text:p text:style-name="P5">This is the most important part of this development. In this part I develop a parametrization system of the ZF actions (<text:a xlink:type="simple" xlink:href="http://framework.zend.com/manual/en/zend.controller.action.html"><text:span text:style-name="T1">Zend_Controller_Action</text:span></text:a>) throwing configurations files defined in some storage data base (plain text files, relational database and so on). I also develop the class <text:span text:style-name="T1">ifc\zend\resource\ModuleConfigurator,</text:span> which inherit from <text:a xlink:type="simple" xlink:href="http://framework.zend.com/manual/en/zend.application.core-functionality.html#zend.application.core-functionality.resource-resourceabstract"><text:span text:style-name="T1">Zend_Application_Resource_ResourceAbstract</text:span></text:a>, to parametrize this same system using the <text:span text:style-name="T1">ZF</text:span> application configuration <text:s/>file (<text:a xlink:type="simple" xlink:href="http://framework.zend.com/manual/en/learning.quickstart.create-project.html#learning.quickstart.create-project.configuration">application.ini</text:a>) to define the plugins implementations to deal with the configurations files commented above. <text:s/></text:p>
      <text:p text:style-name="P5">Next there are some details about the main parts which compose this system:</text:p>
      <text:list xml:id="list391541664" text:style-name="L2">
        <text:list-item>
          <text:p text:style-name="P16">The architecture of system provides the skeleton to get the configurations parameters from any source; however the project only contains one implementation which get the values of the parameters from .ini files (plain text files) located in some directory that need to be referenced from the module root directory whose action, to be executed on each request, belongs; this class is <text:span text:style-name="T1">ifc\zend\controller\action\helper\configurator\Standar.</text:span></text:p>
        </text:list-item>
        <text:list-item>
          <text:p text:style-name="P16">After the load of the values of the parameters of each action, the system, using a configurator, execute all the configurations defined for that action. The configurator is a some class that implements the interface <text:span text:style-name="T1">ifc\zend\controller\action\configurator\ConfiguratorInterface</text:span>, and his role is to manage and coordinate the load of the values of the parameters to apply to each action. <text:s text:c="2"/></text:p>
        </text:list-item>
      </text:list>
      <text:p text:style-name="P6">The project supply an abstract class, <text:s/><text:span text:style-name="T1">ifc\zend\controller\action\configurator\ConfiguratorAbstract</text:span>, with the implementation of some methods to ease some regarded common functions share for <text:soft-page-break/>the implementation of the future configurators; <text:s/><text:span text:style-name="T1">ifc\zend\controller\action\configurator\Basic </text:span>is an inherit class of that abstract class and provide one way to define configurations in the next three levels:</text:p>
      <text:list xml:id="list265656763" text:style-name="L3">
        <text:list-item>
          <text:p text:style-name="P17">Module: the configurations will be applied to all controllers of the module and to the actions of them.</text:p>
        </text:list-item>
        <text:list-item>
          <text:p text:style-name="P17">Controller: the configurations will be applied to all the actions of the controller.</text:p>
        </text:list-item>
        <text:list-item>
          <text:p text:style-name="P17">Action: the configurations will only be applied to the specified action.</text:p>
        </text:list-item>
      </text:list>
      <text:p text:style-name="P7">However, the system also allows to redefine the values applied on superior levels, to change these, on some controllers/actions which require that.</text:p>
      <text:list xml:id="list1555832922" text:continue-list="list391541664" text:style-name="L2">
        <text:list-item>
          <text:p text:style-name="P16">The configurator manages and coordinates configurations, which are objects from classes that implement the interface <text:span text:style-name="T1">ifc\zend\controller\action\configuration\ConfigurationInterface</text:span>, or <text:s/>also <text:s text:c="2"/>inheriting of the abstract class <text:span text:style-name="T1">ifc\zend\controller\action\configuration\ConfigurationAbstract</text:span>, that implements this interface and also provide the some implemented methods that were regarded of common use for several different configurations.</text:p>
        </text:list-item>
      </text:list>
      <text:p text:style-name="P8">The configurations store the parameter values, getting these from the some data base type and also execute the the parametrization operations into the action or in some components that it uses.</text:p>
      <text:p text:style-name="P8">This project provide some implemented configurations which allow to parametrize some required actions and components; all of these are defined into the <text:span text:style-name="T1">namespace</text:span> <text:s/><text:span text:style-name="T1">ifc\zend\controller\action\configuration</text:span>.</text:p>
      <text:list xml:id="list150663454" text:continue-list="list1499006814" text:style-name="L1">
        <text:list-item>
          <text:p text:style-name="P15">Modules for applications.</text:p>
        </text:list-item>
      </text:list>
      <text:p text:style-name="P9">The project also contains the implementation of two modules that may be used in several web applications due which are of common use, however this modules are in alpha release and they do not provide all expected functionalities and moreover need more intensive tests. These modules are:</text:p>
      <text:list xml:id="list798338260" text:continue-numbering="true" text:style-name="L1">
        <text:list-item>
          <text:list>
            <text:list-item>
              <text:p text:style-name="P15">Authentication module (login).</text:p>
            </text:list-item>
          </text:list>
        </text:list-item>
      </text:list>
      <text:p text:style-name="P11"><text:span text:style-name="T4">This module supply a login mechanism based in objects mapped to a relational data base throwing the </text:span><text:a xlink:type="simple" xlink:href="http://www.doctrine-project.org/">Doctrine ORM</text:a><text:span text:style-name="T4"> (Object Relational Mapper) 2.0.1, for using any RDBMS (</text:span><text:span text:style-name="T3">relational data base management system</text:span><text:span text:style-name="T4">) that Doctrine supports.</text:span></text:p>
      <text:p text:style-name="P10">The module has implemented the login and logout functionalities with some security tweaks.</text:p>
      <text:list xml:id="list1018209878" text:continue-numbering="true" text:style-name="L1">
        <text:list-item>
          <text:list>
            <text:list-item>
              <text:p text:style-name="P15">Exception controller module.</text:p>
            </text:list-item>
          </text:list>
        </text:list-item>
      </text:list>
      <text:p text:style-name="P7">The module catch the exceptions to register them in the configured system logs, into the <text:span text:style-name="T1">Zend Application</text:span> bootstrap system, and send HTTP responses with the code and error message if debug mode is enabled, otherwise sending a general information messag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Fraixedes</meta:initial-creator>
    <meta:creation-date>2012-03-21T11:18:33</meta:creation-date>
    <dc:date>2012-09-06T13:43:47</dc:date>
    <dc:creator>Ivan Fraixedes</dc:creator>
    <meta:editing-duration>PT7H54M9S</meta:editing-duration>
    <meta:editing-cycles>63</meta:editing-cycles>
    <meta:generator>LibreOffice/3.5$Linux_x86 LibreOffice_project/350m1$Build-2</meta:generator>
    <meta:document-statistic meta:table-count="0" meta:image-count="0" meta:object-count="0" meta:page-count="2" meta:paragraph-count="30" meta:word-count="700" meta:character-count="3688" meta:non-whitespace-character-count="4435"/>
  </office:meta>
</office:document-meta>
</file>